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939a9" officeooo:paragraph-rsid="001ba643" style:font-size-asian="11pt" style:font-size-complex="11pt"/>
    </style:style>
    <style:style style:name="P2" style:family="paragraph" style:parent-style-name="Standard">
      <style:text-properties fo:font-size="11pt" officeooo:rsid="003ff411" officeooo:paragraph-rsid="003ff411" style:font-size-asian="11pt" style:font-size-complex="11pt"/>
    </style:style>
    <style:style style:name="P3" style:family="paragraph" style:parent-style-name="Standard" style:list-style-name="L1">
      <style:text-properties officeooo:paragraph-rsid="0039b243"/>
    </style:style>
    <style:style style:name="P4" style:family="paragraph" style:parent-style-name="Standard" style:list-style-name="L1">
      <style:text-properties officeooo:paragraph-rsid="00286405"/>
    </style:style>
    <style:style style:name="P5" style:family="paragraph" style:parent-style-name="Standard" style:list-style-name="L1">
      <style:text-properties fo:font-size="11pt" style:font-size-asian="11pt" style:font-size-complex="11pt"/>
    </style:style>
    <style:style style:name="P6" style:family="paragraph" style:parent-style-name="Standard" style:list-style-name="L1">
      <style:text-properties fo:font-size="11pt" officeooo:rsid="0018db2d" officeooo:paragraph-rsid="0018db2d" style:font-size-asian="11pt" style:font-size-complex="11pt"/>
    </style:style>
    <style:style style:name="P7" style:family="paragraph" style:parent-style-name="Standard" style:list-style-name="L1">
      <style:text-properties fo:font-size="11pt" officeooo:rsid="001ba643" officeooo:paragraph-rsid="001ba643" style:font-size-asian="11pt" style:font-size-complex="11pt"/>
    </style:style>
    <style:style style:name="P8" style:family="paragraph" style:parent-style-name="Standard" style:list-style-name="L1">
      <style:text-properties fo:font-size="11pt" officeooo:rsid="00247d50" officeooo:paragraph-rsid="00247d50" style:font-size-asian="11pt" style:font-size-complex="11pt"/>
    </style:style>
    <style:style style:name="P9" style:family="paragraph" style:parent-style-name="Standard" style:list-style-name="L1">
      <style:text-properties fo:font-size="11pt" officeooo:rsid="0027384b" officeooo:paragraph-rsid="0027384b" style:font-size-asian="11pt" style:font-size-complex="11pt"/>
    </style:style>
    <style:style style:name="P10" style:family="paragraph" style:parent-style-name="Standard" style:list-style-name="L1">
      <style:text-properties fo:font-size="11pt" officeooo:rsid="0028e687" officeooo:paragraph-rsid="0028e687" style:font-size-asian="11pt" style:font-size-complex="11pt"/>
    </style:style>
    <style:style style:name="P11" style:family="paragraph" style:parent-style-name="Standard" style:list-style-name="L1">
      <style:text-properties fo:font-size="11pt" officeooo:rsid="00296e00" officeooo:paragraph-rsid="00296e00" style:font-size-asian="11pt" style:font-size-complex="11pt"/>
    </style:style>
    <style:style style:name="P12" style:family="paragraph" style:parent-style-name="Standard" style:list-style-name="L1">
      <style:text-properties fo:font-size="11pt" officeooo:rsid="0029b9d1" officeooo:paragraph-rsid="0029b9d1" style:font-size-asian="11pt" style:font-size-complex="11pt"/>
    </style:style>
    <style:style style:name="P13" style:family="paragraph" style:parent-style-name="Standard" style:list-style-name="L1">
      <style:text-properties fo:font-size="11pt" officeooo:rsid="002cfb2e" officeooo:paragraph-rsid="002cfb2e" style:font-size-asian="11pt" style:font-size-complex="11pt"/>
    </style:style>
    <style:style style:name="P14" style:family="paragraph" style:parent-style-name="Standard" style:list-style-name="L1">
      <style:text-properties fo:font-size="11pt" officeooo:rsid="002ec2b4" officeooo:paragraph-rsid="002ec2b4" style:font-size-asian="11pt" style:font-size-complex="11pt"/>
    </style:style>
    <style:style style:name="P15" style:family="paragraph" style:parent-style-name="Standard" style:list-style-name="L1">
      <style:text-properties fo:font-size="11pt" officeooo:rsid="002f520c" officeooo:paragraph-rsid="002f520c" style:font-size-asian="11pt" style:font-size-complex="11pt"/>
    </style:style>
    <style:style style:name="P16" style:family="paragraph" style:parent-style-name="Standard" style:list-style-name="L1">
      <style:text-properties fo:font-size="11pt" officeooo:rsid="0030ecb6" officeooo:paragraph-rsid="0030ecb6" style:font-size-asian="11pt" style:font-size-complex="11pt"/>
    </style:style>
    <style:style style:name="P17" style:family="paragraph" style:parent-style-name="Standard" style:list-style-name="L1">
      <style:text-properties fo:font-size="11pt" officeooo:rsid="0030ecb6" officeooo:paragraph-rsid="0038cdd9" style:font-size-asian="11pt" style:font-size-complex="11pt"/>
    </style:style>
    <style:style style:name="P18" style:family="paragraph" style:parent-style-name="Standard" style:list-style-name="L1">
      <style:text-properties fo:font-size="11pt" officeooo:rsid="0038cdd9" officeooo:paragraph-rsid="0038cdd9" style:font-size-asian="11pt" style:font-size-complex="11pt"/>
    </style:style>
    <style:style style:name="P19" style:family="paragraph" style:parent-style-name="Standard" style:list-style-name="L1">
      <style:text-properties fo:font-size="11pt" officeooo:rsid="00351f4e" officeooo:paragraph-rsid="00351f4e" style:font-size-asian="11pt" style:font-size-complex="11pt"/>
    </style:style>
    <style:style style:name="P20" style:family="paragraph" style:parent-style-name="Standard" style:list-style-name="L1">
      <style:text-properties fo:font-size="11pt" officeooo:rsid="00370d76" officeooo:paragraph-rsid="00370d76" style:font-size-asian="11pt" style:font-size-complex="11pt"/>
    </style:style>
    <style:style style:name="P21" style:family="paragraph" style:parent-style-name="Standard" style:list-style-name="L1">
      <style:text-properties fo:font-size="11pt" officeooo:rsid="003c5e51" officeooo:paragraph-rsid="003c5e51" style:font-size-asian="11pt" style:font-size-complex="11pt"/>
    </style:style>
    <style:style style:name="P22" style:family="paragraph" style:parent-style-name="Standard" style:list-style-name="L5">
      <style:text-properties fo:font-size="11pt" officeooo:rsid="003c5e51" officeooo:paragraph-rsid="003c5e51" style:font-size-asian="11pt" style:font-size-complex="11pt"/>
    </style:style>
    <style:style style:name="P23" style:family="paragraph" style:parent-style-name="Standard" style:list-style-name="L5">
      <style:text-properties fo:font-size="11pt" officeooo:rsid="003cf87a" officeooo:paragraph-rsid="003cf87a" style:font-size-asian="11pt" style:font-size-complex="11pt"/>
    </style:style>
    <style:style style:name="P24" style:family="paragraph" style:parent-style-name="Standard" style:list-style-name="L1">
      <style:text-properties fo:font-size="11pt" officeooo:rsid="003ecbf5" officeooo:paragraph-rsid="003ecbf5" style:font-size-asian="11pt" style:font-size-complex="11pt"/>
    </style:style>
    <style:style style:name="P25" style:family="paragraph" style:parent-style-name="Standard" style:list-style-name="L1">
      <style:text-properties fo:font-size="11pt" officeooo:rsid="003ecbf5" officeooo:paragraph-rsid="003f5823" style:font-size-asian="11pt" style:font-size-complex="11pt"/>
    </style:style>
    <style:style style:name="P26" style:family="paragraph" style:parent-style-name="Standard" style:list-style-name="L1">
      <style:text-properties fo:font-size="11pt" officeooo:rsid="003f5823" officeooo:paragraph-rsid="003f5823" style:font-size-asian="11pt" style:font-size-complex="11pt"/>
    </style:style>
    <style:style style:name="P27" style:family="paragraph" style:parent-style-name="Standard" style:list-style-name="L1">
      <style:text-properties fo:font-size="11pt" officeooo:rsid="003ff411" officeooo:paragraph-rsid="003ff411" style:font-size-asian="11pt" style:font-size-complex="11pt"/>
    </style:style>
    <style:style style:name="P28" style:family="paragraph" style:parent-style-name="Standard" style:list-style-name="L1">
      <style:text-properties fo:font-size="11pt" officeooo:rsid="001d2609" officeooo:paragraph-rsid="00351f4e" style:font-size-asian="11pt" style:font-size-complex="11pt"/>
    </style:style>
    <style:style style:name="P29" style:family="paragraph" style:parent-style-name="Standard" style:list-style-name="L1">
      <style:text-properties fo:font-size="11pt" officeooo:rsid="001d2609" officeooo:paragraph-rsid="001d2609" style:font-size-asian="11pt" style:font-size-complex="11pt"/>
    </style:style>
    <style:style style:name="P30" style:family="paragraph" style:parent-style-name="Standard" style:list-style-name="L1">
      <style:text-properties fo:font-size="11pt" officeooo:rsid="001e84e5" officeooo:paragraph-rsid="001e84e5" style:font-size-asian="11pt" style:font-size-complex="11pt"/>
    </style:style>
    <style:style style:name="P31" style:family="paragraph" style:parent-style-name="Standard" style:list-style-name="L1">
      <style:text-properties fo:font-size="11pt" officeooo:rsid="001fba64" officeooo:paragraph-rsid="001fba64" style:font-size-asian="11pt" style:font-size-complex="11pt"/>
    </style:style>
    <style:style style:name="P32" style:family="paragraph" style:parent-style-name="Standard" style:list-style-name="L1">
      <style:text-properties fo:font-size="11pt" fo:font-style="italic" officeooo:rsid="0018db2d" officeooo:paragraph-rsid="0018db2d" style:font-size-asian="11pt" style:font-style-asian="italic" style:font-size-complex="11pt" style:font-style-complex="italic"/>
    </style:style>
    <style:style style:name="P33" style:family="paragraph" style:parent-style-name="Standard" style:list-style-name="L1">
      <style:text-properties fo:font-size="11pt" style:text-underline-style="solid" style:text-underline-width="auto" style:text-underline-color="font-color" fo:font-weight="bold" officeooo:rsid="002f520c" officeooo:paragraph-rsid="002f520c" style:font-size-asian="11pt" style:font-weight-asian="bold" style:font-size-complex="11pt" style:font-weight-complex="bold"/>
    </style:style>
    <style:style style:name="P34" style:family="paragraph" style:parent-style-name="Standard" style:list-style-name="L1">
      <style:text-properties fo:font-size="11pt" style:text-underline-style="solid" style:text-underline-width="auto" style:text-underline-color="font-color" fo:font-weight="bold" officeooo:rsid="0032f19a" officeooo:paragraph-rsid="0032f19a" style:font-size-asian="11pt" style:font-weight-asian="bold" style:font-size-complex="11pt" style:font-weight-complex="bold"/>
    </style:style>
    <style:style style:name="P35" style:family="paragraph" style:parent-style-name="Standard" style:list-style-name="L1">
      <style:text-properties fo:font-size="11pt" style:text-underline-style="solid" style:text-underline-width="auto" style:text-underline-color="font-color" fo:font-weight="bold" officeooo:rsid="0039b243" officeooo:paragraph-rsid="0039b243" style:font-size-asian="11pt" style:font-weight-asian="bold" style:font-size-complex="11pt" style:font-weight-complex="bold"/>
    </style:style>
    <style:style style:name="P36" style:family="paragraph" style:parent-style-name="Standard" style:list-style-name="L1">
      <style:text-properties fo:font-size="11pt" style:text-underline-style="solid" style:text-underline-width="auto" style:text-underline-color="font-color" fo:font-weight="bold" officeooo:rsid="003ecbf5" officeooo:paragraph-rsid="003ecbf5" style:font-size-asian="11pt" style:font-weight-asian="bold" style:font-size-complex="11pt" style:font-weight-complex="bold"/>
    </style:style>
    <style:style style:name="P37" style:family="paragraph" style:parent-style-name="Standard" style:list-style-name="L1">
      <style:text-properties fo:font-size="11pt" style:text-underline-style="solid" style:text-underline-width="auto" style:text-underline-color="font-color" fo:font-weight="bold" officeooo:rsid="003f5823" officeooo:paragraph-rsid="003f5823" style:font-size-asian="11pt" style:font-weight-asian="bold" style:font-size-complex="11pt" style:font-weight-complex="bold"/>
    </style:style>
    <style:style style:name="P38" style:family="paragraph" style:parent-style-name="Standard" style:list-style-name="L1">
      <style:text-properties fo:font-size="11pt" style:text-underline-style="solid" style:text-underline-width="auto" style:text-underline-color="font-color" officeooo:rsid="0038cdd9" officeooo:paragraph-rsid="0038cdd9" style:font-size-asian="11pt" style:font-size-complex="11pt"/>
    </style:style>
    <style:style style:name="P39" style:family="paragraph" style:parent-style-name="Standard" style:list-style-name="L2">
      <style:text-properties fo:font-size="11pt" style:text-underline-style="none" fo:font-weight="normal" officeooo:rsid="0032f19a" officeooo:paragraph-rsid="0032f19a" style:font-size-asian="11pt" style:font-weight-asian="normal" style:font-size-complex="11pt" style:font-weight-complex="normal"/>
    </style:style>
    <style:style style:name="P40" style:family="paragraph" style:parent-style-name="Standard" style:list-style-name="L2">
      <style:text-properties fo:font-size="11pt" style:text-underline-style="none" fo:font-weight="normal" officeooo:rsid="0033c0b1" officeooo:paragraph-rsid="0033c0b1" style:font-size-asian="11pt" style:font-weight-asian="normal" style:font-size-complex="11pt" style:font-weight-complex="normal"/>
    </style:style>
    <style:style style:name="P41" style:family="paragraph" style:parent-style-name="Standard" style:list-style-name="L2">
      <style:text-properties fo:font-size="11pt" style:text-underline-style="none" fo:font-weight="normal" officeooo:rsid="00351f4e" officeooo:paragraph-rsid="00351f4e" style:font-size-asian="11pt" style:font-weight-asian="normal" style:font-size-complex="11pt" style:font-weight-complex="normal"/>
    </style:style>
    <style:style style:name="P42" style:family="paragraph" style:parent-style-name="Standard" style:list-style-name="L3">
      <style:text-properties fo:font-size="11pt" style:text-underline-style="none" fo:font-weight="normal" officeooo:rsid="00351f4e" officeooo:paragraph-rsid="00351f4e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text-properties fo:font-size="11pt" fo:font-style="normal" style:text-underline-style="none" fo:font-weight="normal" officeooo:rsid="0039b243" officeooo:paragraph-rsid="0039b243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 style:list-style-name="L1">
      <style:text-properties fo:font-size="11pt" fo:font-style="normal" style:text-underline-style="none" fo:font-weight="normal" officeooo:rsid="003b986b" officeooo:paragraph-rsid="003b986b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 style:list-style-name="L4">
      <style:text-properties fo:font-size="11pt" fo:font-style="normal" style:text-underline-style="none" fo:font-weight="normal" officeooo:rsid="003b986b" officeooo:paragraph-rsid="003b986b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 style:list-style-name="L4">
      <style:text-properties fo:font-size="11pt" fo:font-style="normal" style:text-underline-style="none" fo:font-weight="normal" officeooo:rsid="003c5e51" officeooo:paragraph-rsid="003c5e51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 style:list-style-name="L1">
      <style:text-properties fo:font-size="11pt" fo:font-style="normal" style:text-underline-style="none" fo:font-weight="normal" officeooo:rsid="003ecbf5" officeooo:paragraph-rsid="003f582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 style:list-style-name="L4">
      <style:text-properties officeooo:rsid="003b986b" officeooo:paragraph-rsid="003b986b"/>
    </style:style>
    <style:style style:name="P49" style:family="paragraph" style:parent-style-name="Standard" style:list-style-name="L1">
      <style:text-properties style:text-line-through-style="none" style:text-line-through-type="none" fo:font-size="11pt" style:text-underline-style="none" fo:font-weight="normal" officeooo:rsid="00da4b07" officeooo:paragraph-rsid="00286405" style:font-size-asian="11pt" style:font-weight-asian="normal" style:font-size-complex="11pt" style:font-weight-complex="normal"/>
    </style:style>
    <style:style style:name="P50" style:family="paragraph" style:parent-style-name="Standard" style:list-style-name="L1">
      <style:text-properties style:text-line-through-style="none" style:text-line-through-type="none" fo:font-size="11pt" style:text-underline-style="none" fo:font-weight="normal" officeooo:rsid="00dbc4b5" officeooo:paragraph-rsid="00286405" style:font-size-asian="11pt" style:font-weight-asian="normal" style:font-size-complex="11pt" style:font-weight-complex="normal"/>
    </style:style>
    <style:style style:name="P51" style:family="paragraph" style:parent-style-name="Standard" style:list-style-name="L1">
      <style:text-properties style:text-line-through-style="none" style:text-line-through-type="none" fo:font-size="11pt" style:text-underline-style="solid" style:text-underline-width="auto" style:text-underline-color="font-color" fo:font-weight="bold" officeooo:rsid="00da4b07" officeooo:paragraph-rsid="00286405" style:font-size-asian="11pt" style:font-weight-asian="bold" style:font-size-complex="11pt" style:font-weight-complex="bold"/>
    </style:style>
    <style:style style:name="P52" style:family="paragraph" style:parent-style-name="Standard" style:list-style-name="L1">
      <style:text-properties style:text-line-through-style="none" style:text-line-through-type="none" fo:font-size="11pt" officeooo:rsid="00d62696" officeooo:paragraph-rsid="00286405" style:font-size-asian="11pt" style:font-size-complex="11pt"/>
    </style:style>
    <style:style style:name="T1" style:family="text">
      <style:text-properties officeooo:rsid="0018db2d"/>
    </style:style>
    <style:style style:name="T2" style:family="text">
      <style:text-properties officeooo:rsid="001939a9"/>
    </style:style>
    <style:style style:name="T3" style:family="text">
      <style:text-properties officeooo:rsid="001e84e5"/>
    </style:style>
    <style:style style:name="T4" style:family="text">
      <style:text-properties officeooo:rsid="0027384b"/>
    </style:style>
    <style:style style:name="T5" style:family="text">
      <style:text-properties officeooo:rsid="00286405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dcaca0"/>
    </style:style>
    <style:style style:name="T8" style:family="text">
      <style:text-properties officeooo:rsid="00dbc4b5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58c3" style:font-weight-asian="bold" style:font-weight-complex="bold"/>
    </style:style>
    <style:style style:name="T12" style:family="text">
      <style:text-properties fo:font-weight="bold" officeooo:rsid="002ec2b4" style:font-weight-asian="bold" style:font-weight-complex="bold"/>
    </style:style>
    <style:style style:name="T13" style:family="text">
      <style:text-properties fo:font-weight="bold" officeooo:rsid="0039b243" style:font-weight-asian="bold" style:font-weight-complex="bold"/>
    </style:style>
    <style:style style:name="T14" style:family="text">
      <style:text-properties fo:font-weight="bold" officeooo:rsid="003f5823" style:font-weight-asian="bold" style:font-weight-complex="bold"/>
    </style:style>
    <style:style style:name="T15" style:family="text">
      <style:text-properties fo:font-weight="bold" officeooo:rsid="00dcaca0" style:font-weight-asian="bold" style:font-weight-complex="bold"/>
    </style:style>
    <style:style style:name="T16" style:family="text">
      <style:text-properties officeooo:rsid="0028e687"/>
    </style:style>
    <style:style style:name="T17" style:family="text">
      <style:text-properties fo:font-style="normal" officeooo:rsid="0028e687" style:font-style-asian="normal" style:font-style-complex="normal"/>
    </style:style>
    <style:style style:name="T18" style:family="text">
      <style:text-properties officeooo:rsid="00296e00"/>
    </style:style>
    <style:style style:name="T19" style:family="text">
      <style:text-properties officeooo:rsid="0029b9d1"/>
    </style:style>
    <style:style style:name="T20" style:family="text">
      <style:text-properties officeooo:rsid="002b3e79"/>
    </style:style>
    <style:style style:name="T21" style:family="text">
      <style:text-properties officeooo:rsid="002d58c3"/>
    </style:style>
    <style:style style:name="T22" style:family="text">
      <style:text-properties officeooo:rsid="002e3108"/>
    </style:style>
    <style:style style:name="T23" style:family="text">
      <style:text-properties officeooo:rsid="002ec2b4"/>
    </style:style>
    <style:style style:name="T24" style:family="text">
      <style:text-properties officeooo:rsid="00351f4e"/>
    </style:style>
    <style:style style:name="T25" style:family="text">
      <style:text-properties officeooo:rsid="0039b243"/>
    </style:style>
    <style:style style:name="T26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style:text-underline-style="none" fo:font-weight="normal" officeooo:rsid="0039b243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style:text-underline-style="none" fo:font-weight="normal" officeooo:rsid="003c5e51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fo:font-size="11pt" fo:font-style="normal" style:text-underline-style="none" fo:font-weight="bold" officeooo:rsid="0039b243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officeooo:rsid="003ff411"/>
    </style:style>
    <style:style style:name="T32" style:family="text">
      <style:text-properties officeooo:rsid="00420c52"/>
    </style:style>
    <style:style style:name="T33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4" style:family="text">
      <style:text-properties fo:font-variant="normal" fo:text-transform="none" fo:color="#333333" style:font-name="Liberation Serif" fo:font-size="11pt" fo:letter-spacing="normal" fo:font-style="normal" fo:font-weight="normal" style:font-size-asian="11pt" style:font-size-complex="11pt"/>
    </style:style>
    <style:style style:name="T35" style:family="text"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36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38" style:family="text">
      <style:text-properties fo:color="#333333" style:font-name="Helvetica Neue" fo:font-size="12pt" fo:letter-spacing="normal" fo:font-weight="normal"/>
    </style:style>
    <style:style style:name="T39" style:family="text">
      <style:text-properties fo:color="#333333" style:font-name="Liberation Serif" fo:font-size="11pt" fo:letter-spacing="normal" fo:font-weight="normal" style:font-size-asian="11pt" style:font-size-complex="11pt"/>
    </style:style>
    <style:style style:name="T40" style:family="text">
      <style:text-properties fo:color="#333333" style:font-name="Liberation Serif" fo:font-size="12pt" fo:letter-spacing="normal" fo:font-weight="normal"/>
    </style:style>
    <style:style style:name="T41" style:family="text">
      <style:text-properties fo:color="#333333" style:font-name="Liberation Serif" fo:font-size="12pt" fo:letter-spacing="normal" fo:font-weight="normal" style:font-size-asian="12pt" style:font-size-complex="12pt"/>
    </style:style>
    <style:style style:name="T42" style:family="text">
      <style:text-properties style:text-line-through-style="none" style:text-line-through-type="none" fo:font-size="11pt" style:text-underline-style="none" fo:font-weight="normal" officeooo:rsid="00da4b07" style:font-size-asian="11pt" style:font-weight-asian="normal" style:font-size-complex="11pt" style:font-weight-complex="normal"/>
    </style:style>
    <style:style style:name="T43" style:family="text">
      <style:text-properties style:text-line-through-style="none" style:text-line-through-type="none" fo:font-size="11pt" style:text-underline-style="none" fo:font-weight="bold" officeooo:rsid="00dcaca0" style:font-size-asian="11pt" style:font-weight-asian="bold" style:font-size-complex="11pt" style:font-weight-complex="bold"/>
    </style:style>
    <style:style style:name="T44" style:family="text">
      <style:text-properties style:text-line-through-style="none" style:text-line-through-type="none" fo:font-size="11pt" style:text-underline-style="none" fo:font-weight="bold" officeooo:rsid="00da4b07" style:font-size-asian="11pt" style:font-weight-asian="bold" style:font-size-complex="11pt" style:font-weight-complex="bold"/>
    </style:style>
    <style:style style:name="T45" style:family="text">
      <style:text-properties style:text-line-through-style="none" style:text-line-through-type="none" style:font-name="Liberation Serif" fo:font-size="11pt" style:text-underline-style="none" fo:font-weight="normal" officeooo:rsid="00da4b07" style:font-size-asian="11pt" style:font-weight-asian="normal" style:font-size-complex="11pt" style:font-weight-complex="normal"/>
    </style:style>
    <style:style style:name="T46" style:family="text">
      <style:text-properties style:text-line-through-style="none" style:text-line-through-type="none" style:font-name="Liberation Serif" fo:font-size="12pt" style:text-underline-style="none" fo:font-weight="normal" officeooo:rsid="00da4b07" style:font-size-asian="12pt" style:font-weight-asian="normal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Liberation Serif" fo:font-size="11pt" style:text-underline-style="none" fo:font-weight="normal" officeooo:rsid="00da4b07" style:font-size-asian="11pt" style:font-weight-asian="normal" style:font-size-complex="11pt" style:font-weight-complex="normal"/>
    </style:style>
    <style:style style:name="T48" style:family="text">
      <style:text-properties fo:color="#000000" style:font-name="Liberation Serif" fo:font-size="11pt" fo:letter-spacing="normal" fo:font-weight="normal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1.08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63690509" text:style-name="L1">
        <text:list-item>
          <text:p text:style-name="P5">%<text:span text:style-name="T1">u – unsigned integer (from 0 to +ve int)</text:span></text:p>
        </text:list-item>
        <text:list-item>
          <text:p text:style-name="P6">%d – signed integer (both -ve +ve and zero) <text:span text:style-name="T5">(to make a space adjust %2d)</text:span></text:p>
        </text:list-item>
        <text:list-item>
          <text:p text:style-name="P6">%f – float <text:span text:style-name="T5">(to round a float to 2 decimal degit - %.2f)</text:span></text:p>
        </text:list-item>
        <text:list-item>
          <text:p text:style-name="P6">%<text:span text:style-name="T20">lf – </text:span><text:span text:style-name="T23">when </text:span><text:span text:style-name="T12">scanf</text:span><text:span text:style-name="T23"> a float or double</text:span></text:p>
        </text:list-item>
        <text:list-item>
          <text:p text:style-name="P6">%x – <text:span text:style-name="T2">unsigned </text:span>hexadecimal</text:p>
        </text:list-item>
        <text:list-item>
          <text:p text:style-name="P6">%c – character, <text:span text:style-name="T4">ie single charecter</text:span></text:p>
        </text:list-item>
        <text:list-item>
          <text:p text:style-name="P6">%s – string </text:p>
        </text:list-item>
        <text:list-item>
          <text:p text:style-name="P6"><text:span text:style-name="T10">%</text:span><text:span text:style-name="T13">p</text:span><text:span text:style-name="T25"> – physical memory address or pointer.</text:span></text:p>
        </text:list-item>
        <text:list-item>
          <text:p text:style-name="P32">/* <text:span text:style-name="T16">comments *</text:span><text:span text:style-name="T17">/</text:span></text:p>
        </text:list-item>
        <text:list-item>
          <text:p text:style-name="P6">&amp; - used before a variable to scan the variable – <text:span text:style-name="T19">ambesant in C is called pointer</text:span></text:p>
        </text:list-item>
        <text:list-item>
          <text:p text:style-name="P7">void function_name <text:span text:style-name="T32">(){}</text:span>– this structure is used to create a function.</text:p>
          <text:p text:style-name="P7"/>
        </text:list-item>
        <text:list-item>
          <text:p text:style-name="P8">To assign a string to a variable </text:p>
          <text:list>
            <text:list-header>
              <text:p text:style-name="P8"><text:span text:style-name="T10">char</text:span> <text:s/><text:span text:style-name="T19">&lt;</text:span>variableName<text:span text:style-name="T19">&gt;</text:span><text:span text:style-name="T10">[]</text:span> = “string”;</text:p>
            </text:list-header>
          </text:list>
        </text:list-item>
        <text:list-item>
          <text:p text:style-name="P9"><text:span text:style-name="T18">T</text:span>o put more number of %s or %d etc, seperate each of the names with commas</text:p>
        </text:list-item>
        <text:list-item>
          <text:p text:style-name="P10">Maths</text:p>
          <text:list>
            <text:list-header>
              <text:p text:style-name="P10">pow(2,3) – 2^3 – power gives floating point number</text:p>
              <text:p text:style-name="P10">sqrt() - for square root</text:p>
              <text:p text:style-name="P10">ceil – to round next highest num</text:p>
              <text:p text:style-name="P10">floor – to round down</text:p>
              <text:p text:style-name="P10">abs() - return absolute value of number</text:p>
            </text:list-header>
          </text:list>
        </text:list-item>
        <text:list-item>
          <text:p text:style-name="P11">To make a constant</text:p>
          <text:list>
            <text:list-header>
              <text:p text:style-name="P11"><text:span text:style-name="T10">const</text:span> <text:span text:style-name="T19">&lt;</text:span>type<text:span text:style-name="T19">&gt;</text:span> <text:span text:style-name="T19">&lt;</text:span>variableName<text:span text:style-name="T19">&gt;</text:span> = something;</text:p>
            </text:list-header>
          </text:list>
        </text:list-item>
        <text:list-item>
          <text:p text:style-name="P12">To take an input</text:p>
          <text:list>
            <text:list-header>
              <text:p text:style-name="P12">&lt;type&gt; &lt;variable&gt; ;</text:p>
              <text:p text:style-name="P12"><text:span text:style-name="T10">scanf</text:span>(“%(type)”, &amp;variable);</text:p>
            </text:list-header>
            <text:list-item>
              <text:p text:style-name="P13">when using type as char (%c), only one charecter is taken</text:p>
            </text:list-item>
            <text:list-item>
              <text:p text:style-name="P14">when scaning a float or double use <text:span text:style-name="T10">%lf</text:span></text:p>
            </text:list-item>
            <text:list-item>
              <text:p text:style-name="P13">to take a string as input</text:p>
              <text:list>
                <text:list-header>
                  <text:p text:style-name="P13">char &lt;variable&gt;[&lt;no of charecter&gt;]; <text:tab/>(char name [20];)</text:p>
                  <text:p text:style-name="P13">scanf(“%s”, variable); - no need of &amp; (The scanf fuction only grab the charecter upto the first space)</text:p>
                  <text:p text:style-name="P15">To include word after the space in scanf – let the input to take two variables</text:p>
                  <text:list>
                    <text:list-header>
                      <text:p text:style-name="P15">scanf(“%s%s”,var1,var2); - it won’t work when user enters only one input.</text:p>
                    </text:list-header>
                  </text:list>
                  <text:p text:style-name="P13"><text:span text:style-name="T10">fgets</text:span>(variable, <text:span text:style-name="T21">noOfCharecter, </text:span><text:span text:style-name="T11">stdin</text:span><text:span text:style-name="T22">);<text:tab/>fgets(name, 20, stdin); when using fgets it automatically creats new line, ie the rest of the sentence in the prinf will print in a new line.</text:span></text:p>
                </text:list-header>
              </text:list>
            </text:list-item>
          </text:list>
        </text:list-item>
        <text:list-item>
          <text:p text:style-name="P33">Arrays</text:p>
          <text:list>
            <text:list-item>
              <text:p text:style-name="P15">&lt;type&gt; name []={};</text:p>
              <text:list>
                <text:list-header>
                  <text:p text:style-name="P16">inside the [] we can optionally give the no of elements in that array.</text:p>
                </text:list-header>
              </text:list>
            </text:list-item>
            <text:list-item>
              <text:p text:style-name="P16">Index – printf(“%d”,name[indexNo]);</text:p>
            </text:list-item>
            <text:list-item>
              <text:p text:style-name="P17">while modifying an array we dont have to use type. </text:p>
              <text:list>
                <text:list-header>
                  <text:p text:style-name="P17">name[index] = newValue;</text:p>
                </text:list-header>
              </text:list>
              <text:p text:style-name="P38">2D Array</text:p>
            </text:list-item>
            <text:list-item>
              <text:p text:style-name="P18">&lt;type&gt; name [noOfArray][noOfElement] = {{},{},{}} </text:p>
            </text:list-item>
          </text:list>
          <text:p text:style-name="P16"/>
        </text:list-item>
        <text:list-item>
          <text:p text:style-name="P34"><text:span text:style-name="T24">s</text:span>truct</text:p>
        </text:list-item>
      </text:list>
      <text:list xml:id="list115033284" text:style-name="L2">
        <text:list-item>
          <text:p text:style-name="P39">Inside a struct we can store different data types.</text:p>
        </text:list-item>
        <text:list-item>
          <text:p text:style-name="P40">When creating a struct start the name with capital letter</text:p>
        </text:list-item>
        <text:list-item>
          <text:p text:style-name="P41">struct Name{</text:p>
          <text:p text:style-name="P41"><text:s/>&lt;content&gt;</text:p>
          <text:p text:style-name="P41">};</text:p>
        </text:list-item>
      </text:list>
      <text:list xml:id="list2396786868" text:style-name="L3">
        <text:list-header>
          <text:p text:style-name="P42"/>
        </text:list-header>
      </text:list>
      <text:list xml:id="list232013603025854" text:continue-list="list2863690509" text:style-name="L1">
        <text:list-item>
          <text:p text:style-name="P19">while (&lt;condition&gt;) {do}</text:p>
        </text:list-item>
        <text:list-item>
          <text:p text:style-name="P20">do {do}while(condition);</text:p>
          <text:p text:style-name="P20"/>
        </text:list-item>
        <text:list-item>
          <text:p text:style-name="P35">Memory Address</text:p>
          <text:list>
            <text:list-item>
              <text:p text:style-name="P3"><text:span text:style-name="T27">printf(“</text:span><text:span text:style-name="T30">%p</text:span><text:span text:style-name="T27">”, </text:span><text:span text:style-name="T30">&amp;</text:span><text:span text:style-name="T27">nameOfVaraible); - to get the memory address of the variable stored.</text:span></text:p>
            </text:list-item>
            <text:list-item>
              <text:p text:style-name="P43"><text:soft-page-break/><text:span text:style-name="T10">Pointer</text:span> is a type of data for memory address.</text:p>
              <text:p text:style-name="P44">When creating a pointer variable, it stores the memory address of a variable inside the program.</text:p>
            </text:list-item>
          </text:list>
        </text:list-item>
      </text:list>
      <text:list xml:id="list2803940385" text:style-name="L4">
        <text:list-item>
          <text:p text:style-name="P48"><text:span text:style-name="T26">&lt;type</text:span><text:span text:style-name="T28">OfVariable</text:span><text:span text:style-name="T26">&gt; </text:span><text:span text:style-name="T29">* p</text:span><text:span text:style-name="T26">Name = </text:span><text:span text:style-name="T29">&amp;</text:span><text:span text:style-name="T26">variable ; </text:span></text:p>
          <text:p text:style-name="P45">name of pointer varaible starts with lowercase ‘p’. </text:p>
        </text:list-item>
        <text:list-item>
          <text:p text:style-name="P46">printf(“%p”, pName);</text:p>
        </text:list-item>
      </text:list>
      <text:list xml:id="list232012157393883" text:continue-list="list232013603025854" text:style-name="L1">
        <text:list-item>
          <text:list>
            <text:list-item>
              <text:p text:style-name="P21">Dereferencing a pointer</text:p>
            </text:list-item>
          </text:list>
        </text:list-item>
      </text:list>
      <text:list xml:id="list646789407" text:style-name="L5">
        <text:list-item>
          <text:list>
            <text:list-item>
              <text:list>
                <text:list-item>
                  <text:p text:style-name="P22">printf(“%d”, <text:span text:style-name="T10">*</text:span>pName);</text:p>
                </text:list-item>
                <text:list-item>
                  <text:p text:style-name="P23">printf(“%d”, *&amp;variable);<text:tab/>- we can do * &amp; as many times to defere again and again.</text:p>
                </text:list-item>
              </text:list>
            </text:list-item>
          </text:list>
        </text:list-item>
      </text:list>
      <text:list xml:id="list232012635486050" text:continue-list="list232012157393883" text:style-name="L1">
        <text:list-item>
          <text:p text:style-name="P36">Write a file</text:p>
          <text:p text:style-name="P24"><text:span text:style-name="T10">FILE</text:span> <text:span text:style-name="T10">*</text:span> fpointer = <text:span text:style-name="T10">fopen</text:span>(“filename”,”w”);</text:p>
          <text:p text:style-name="P24"><text:span text:style-name="T10">fprintf</text:span>(fpointer,”content”);</text:p>
          <text:p text:style-name="P24"><text:span text:style-name="T10">fclose</text:span>(fpointer);</text:p>
          <text:p text:style-name="P26">here fpointer is a variable for the pointer, we can use any name instead of fpointer.</text:p>
          <text:p text:style-name="P26">For append use – “a” ,and for read use “r”</text:p>
          <text:p text:style-name="P26"/>
        </text:list-item>
        <text:list-item>
          <text:p text:style-name="P37">Read a file</text:p>
          <text:p text:style-name="P27">char line[size];</text:p>
          <text:p text:style-name="P25">FILE * fpointer = fopen(“filename”,”<text:span text:style-name="T31">r</text:span>”);</text:p>
          <text:p text:style-name="P25"><text:span text:style-name="T10">f</text:span><text:span text:style-name="T14">gets</text:span>(<text:span text:style-name="T31">line</text:span>,<text:span text:style-name="T31">size, fpointer</text:span>);</text:p>
          <text:p text:style-name="P27">printf(“%s”,line);</text:p>
          <text:p text:style-name="P47">fclose(fpointer);</text:p>
        </text:list-item>
      </text:list>
      <text:p text:style-name="P2"><text:tab/>here size is the the no of charecter to store in that variable line,</text:p>
      <text:list xml:id="list232011919071148" text:continue-numbering="true" text:style-name="L1">
        <text:list-item>
          <text:p text:style-name="P27"/>
        </text:list-item>
        <text:list-item>
          <text:p text:style-name="P19"/>
        </text:list-item>
        <text:list-item>
          <text:p text:style-name="P28">fopen with arrtibutes as “a” or “a+” or “w” or “w+” - to create a file</text:p>
        </text:list-item>
        <text:list-item>
          <text:p text:style-name="P29">fopen<text:span text:style-name="T3">()</text:span> – to open an existing file</text:p>
        </text:list-item>
        <text:list-item>
          <text:p text:style-name="P29">fscanf<text:span text:style-name="T3">()</text:span> or fgetc<text:span text:style-name="T3">()</text:span> – reading from file</text:p>
        </text:list-item>
        <text:list-item>
          <text:p text:style-name="P29">fprintf<text:span text:style-name="T3">()</text:span> or fputs<text:span text:style-name="T3">()</text:span> – writing to a file</text:p>
        </text:list-item>
        <text:list-item>
          <text:p text:style-name="P29">fseek<text:span text:style-name="T3">()</text:span> or rewind<text:span text:style-name="T3">()</text:span> – moving to a specific loaction in a file</text:p>
        </text:list-item>
        <text:list-item>
          <text:p text:style-name="P29">fclose<text:span text:style-name="T3">()</text:span> – closing a file</text:p>
        </text:list-item>
        <text:list-item>
          <text:p text:style-name="P29"/>
        </text:list-item>
        <text:list-item>
          <text:p text:style-name="P30">strlen() - returns the length</text:p>
        </text:list-item>
        <text:list-item>
          <text:p text:style-name="P30">strcpy() - copies string from source to destination</text:p>
        </text:list-item>
        <text:list-item>
          <text:p text:style-name="P30">strcat() - joins two strings and stores result in first string</text:p>
        </text:list-item>
        <text:list-item>
          <text:p text:style-name="P30">strcmp() - compares the given two strings</text:p>
        </text:list-item>
        <text:list-item>
          <text:p text:style-name="P30">strrev() - reverse the given string</text:p>
        </text:list-item>
        <text:list-item>
          <text:p text:style-name="P30">strlwr() - converts the string to lower case</text:p>
        </text:list-item>
        <text:list-item>
          <text:p text:style-name="P30">strupr() - converts string to upper case</text:p>
        </text:list-item>
        <text:list-item>
          <text:p text:style-name="P30"/>
        </text:list-item>
        <text:list-item>
          <text:p text:style-name="P31">instead of scanf, in string we use “gets(string_name)”</text:p>
          <text:p text:style-name="P49"/>
        </text:list-item>
        <text:list-item>
          <text:p text:style-name="P51"><text:span text:style-name="T6"><text:tab/></text:span>C – compilation</text:p>
        </text:list-item>
        <text:list-item>
          <text:p text:style-name="P49"><text:tab/>c programms needs to be compiled after running.</text:p>
        </text:list-item>
        <text:list-item>
          <text:p text:style-name="P4"><text:span text:style-name="T42"><text:tab/><text:tab/>cc filename.c – we get an output </text:span><text:span text:style-name="T43">a</text:span><text:span text:style-name="T44">.out</text:span><text:span text:style-name="T42">-this file contains executable machine code corresponding <text:tab/><text:tab/><text:tab/></text:span><text:span text:style-name="T47">to the <text:tab/>programme filename.c </text:span><text:span text:style-name="T37">If you want the compiled and linked program to be named something other than </text:span><text:span text:style-name="Emphasis"><text:span text:style-name="T48">a.out</text:span></text:span><text:span text:style-name="T37">, you can provide the compiler with a -o option.</text:span></text:p>
        </text:list-item>
        <text:list-item>
          <text:p text:style-name="P49"><text:tab/><text:tab/>./<text:span text:style-name="T7">a</text:span>.out – to run the programme</text:p>
        </text:list-item>
        <text:list-item>
          <text:p text:style-name="P49"><text:tab/>c compilation is a 4 stage process, <text:span text:style-name="T8">when we call cc filename.c all the 4 process are executed in sequence.</text:span></text:p>
        </text:list-item>
        <text:list-item>
          <text:p text:style-name="P49"><text:tab/>1<text:span text:style-name="T9">st</text:span> stage – pre processing</text:p>
        </text:list-item>
        <text:list-item>
          <text:p text:style-name="P49"><text:tab/><text:tab/><text:span text:style-name="T10">cc -E</text:span> filename.c – will replaces the occurance of variable with the correspondig value.</text:p>
        </text:list-item>
        <text:list-item>
          <text:p text:style-name="P49"><text:tab/>2<text:span text:style-name="T9">nd</text:span> stage – compilation proper</text:p>
        </text:list-item>
        <text:list-item>
          <text:p text:style-name="P49"><text:tab/><text:tab/><text:span text:style-name="T10">cc -S</text:span> filename.c – will create a file filename<text:span text:style-name="T10">.s</text:span>, check the content by cat command. This file <text:tab/><text:tab/><text:tab/><text:tab/>contain assembly language code.</text:p>
        </text:list-item>
        <text:list-item>
          <text:p text:style-name="P49"><text:tab/>3<text:span text:style-name="T9">rd</text:span> stage – <text:span text:style-name="T8">assembler – which converts assembly language code to machine code.</text:span></text:p>
        </text:list-item>
        <text:list-item>
          <text:p text:style-name="P49"><text:tab/><text:tab/><text:span text:style-name="T10">cc -c</text:span> filename.c – will create afile filename<text:span text:style-name="T10">.o</text:span>, this file contains machine code. </text:p>
        </text:list-item>
        <text:list-item>
          <text:p text:style-name="P50"><text:tab/>4<text:span text:style-name="T9">th</text:span> satege – linker – which links with some library file and an executable file filename.out will generated.</text:p>
        </text:list-item>
        <text:list-item>
          <text:p text:style-name="P52"/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2:46:12.053506264</meta:creation-date>
    <meta:editing-duration>PT12H16M28S</meta:editing-duration>
    <meta:editing-cycles>14</meta:editing-cycles>
    <meta:generator>LibreOffice/6.4.5.2$Linux_X86_64 LibreOffice_project/40$Build-2</meta:generator>
    <dc:date>2020-09-06T23:20:11.413947107</dc:date>
    <meta:document-statistic meta:table-count="0" meta:image-count="0" meta:object-count="0" meta:page-count="3" meta:paragraph-count="103" meta:word-count="815" meta:character-count="4681" meta:non-whitespace-character-count="3969"/>
  </office:meta>
</office:document-meta>
</file>